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📘 ROSBag CSV/JSON → HTML Report Generator</text:span></text:h>
      <text:h text:style-name="Heading_20_2" text:outline-level="2"><text:span text:style-name="Strong_20_Emphasis">Overview</text:span></text:h>
      <text:p text:style-name="Text_20_body">This Python utility automates the process of <text:span text:style-name="Strong_20_Emphasis">parsing CSV and JSON files</text:span> generated from ROS2 bag data and transforming them into clean, structured, and browsable <text:span text:style-name="Strong_20_Emphasis">HTML reports</text:span>.</text:p>
      <text:p text:style-name="Text_20_body">It is designed for environments where ROS2 message data is exported into a folder structure and needs to be visualized in a readable format without requiring complex data tools.</text:p>
      <text:p text:style-name="Horizontal_20_Line"/>
      <text:h text:style-name="Heading_20_2" text:outline-level="2"><text:span text:style-name="Strong_20_Emphasis">📂 Folder Structure</text:span></text:h>
      <text:p text:style-name="Standard">rosbag_test/<text:line-break/>├── CSV_JSON_FILES/ <text:s text:c="20"/># Input data (CSV and JSON exports)<text:line-break/>│ <text:s text:c="2"/>└── rosbag2_YYYY_MM_DD-HH_MM_SS/ <text:s text:c="2"/># One folder per ROS bag export<text:line-break/>│ <text:s text:c="6"/>├── all_topics.json<text:line-break/>│ <text:s text:c="6"/>├── chatter.csv<text:line-break/>│ <text:s text:c="6"/>├── chatter.json<text:line-break/>│ <text:s text:c="6"/>└── ... (other topics)<text:line-break/>│<text:line-break/>├── html_web_page/ <text:s text:c="21"/># Output folder (auto-generated)<text:line-break/>│ <text:s text:c="2"/>├── index.html <text:s text:c="21"/># Master index file<text:line-break/>│ <text:s text:c="2"/>└── rosbag2_YYYY_MM_DD-HH_MM_SS.html # HTML page for each dataset<text:line-break/>│<text:line-break/>├── generate_html.py <text:s text:c="19"/># Main script (this tool)<text:line-break/>├── process_all.py <text:s text:c="21"/># (Optional) Additional batch processor<text:line-break/>├── rosbag_to_csv_json.py <text:s text:c="14"/># (Optional) Converts ROSBAG → CSV/JSON<text:line-break/>└── venv/ <text:s text:c="30"/># Python virtual environment<text:line-break/><text:span text:style-name="Strong_20_Emphasis">⚙️ Setup and Requirements</text:span></text:p>
      <text:h text:style-name="Heading_20_3" text:outline-level="3"><text:span text:style-name="Strong_20_Emphasis">1. Environment</text:span></text:h>
      <text:p text:style-name="Text_20_body">This script was designed to run under <text:span text:style-name="Strong_20_Emphasis">Ubuntu Linux</text:span> (native or WSL2) with Python 3.8+.</text:p>
      <text:h text:style-name="Heading_20_3" text:outline-level="3"><text:span text:style-name="Strong_20_Emphasis">2. Dependencies</text:span></text:h>
      <text:p text:style-name="Text_20_body">No external libraries are required — only the Python standard library:</text:p>
      <text:list text:style-name="L1">
        <text:list-item>
          <text:p text:style-name="P1"><text:span text:style-name="Source_20_Text">os</text:span></text:p>
        </text:list-item>
        <text:list-item>
          <text:p text:style-name="P1"><text:span text:style-name="Source_20_Text">csv</text:span></text:p>
        </text:list-item>
        <text:list-item>
          <text:p text:style-name="P1"><text:span text:style-name="Source_20_Text">json</text:span></text:p>
        </text:list-item>
        <text:list-item>
          <text:p text:style-name="P1"><text:span text:style-name="Source_20_Text">pathlib</text:span></text:p>
        </text:list-item>
        <text:list-item>
          <text:p text:style-name="P1"><text:soft-page-break/><text:span text:style-name="Source_20_Text">re</text:span></text:p>
        </text:list-item>
      </text:list>
      <text:h text:style-name="Heading_20_3" text:outline-level="3"><text:span text:style-name="Strong_20_Emphasis">3. Virtual Environment (Recommended)</text:span></text:h>
      <text:p text:style-name="Text_20_body">If not already active:</text:p>
      <text:p text:style-name="Standard">python3 -m venv venv<text:line-break/>source venv/bin/activate<text:line-break/><text:span text:style-name="Strong_20_Emphasis">🚀 How to Use</text:span></text:p>
      <text:h text:style-name="Heading_20_3" text:outline-level="3"><text:span text:style-name="Strong_20_Emphasis">1. Prepare Your Input Data</text:span></text:h>
      <text:p text:style-name="Text_20_body">Ensure your exported ROS data files are located in:</text:p>
      <text:p text:style-name="Standard">rosbag_test/CSV_JSON_FILES/rosbag2_YYYY_MM_DD-HH_MM_SS/<text:line-break/>Each subfolder should contain one or more:</text:p>
      <text:list text:style-name="L2">
        <text:list-item>
          <text:p text:style-name="P2"><text:span text:style-name="Source_20_Text">*.csv</text:span> — topic message logs</text:p>
        </text:list-item>
        <text:list-item>
          <text:p text:style-name="P2"><text:span text:style-name="Source_20_Text">*.json</text:span> — structured topic data or all_topics listing</text:p>
        </text:list-item>
      </text:list>
      <text:p text:style-name="Text_20_body">Example:</text:p>
      <text:p text:style-name="Standard">CSV_JSON_FILES/<text:line-break/>└── rosbag2_2025_10_08-11_27_52/<text:line-break/> <text:s text:c="3"/>├── all_topics.json<text:line-break/> <text:s text:c="3"/>├── chatter.csv<text:line-break/> <text:s text:c="3"/>├── chatter.json<text:line-break/><text:span text:style-name="Strong_20_Emphasis">2. Run the Script</text:span></text:p>
      <text:p text:style-name="Text_20_body">Execute the script directly from the project root:</text:p>
      <text:p text:style-name="Standard">python3 generate_html.py<text:line-break/>You should see debug logs like: </text:p>
      <text:p text:style-name="Standard">[DEBUG] Base directory: /home/ano/rosbag_test<text:line-break/>[DEBUG] Found folders: ['rosbag2_2025_10_08-11_27_52']<text:line-break/>[DEBUG] Parsing CSV file: chatter.csv<text:line-break/>[DEBUG] Table generated for chatter.csv with 8 rows<text:line-break/>[DEBUG] Folder HTML generated: .../rosbag2_2025_10_08-11_27_52.html<text:line-break/>[DEBUG] index.html generated: .../html_web_page/index.html<text:line-break/><text:span text:style-name="Strong_20_Emphasis">3. Output</text:span></text:p>
      <text:p text:style-name="Text_20_body">After running, you’ll find the generated HTML under:</text:p>
      <text:p text:style-name="Standard">rosbag_test/html_web_page/<text:line-break/>Each ROS bag export gets its own standalone HTML page: </text:p>
      <text:p text:style-name="Standard">html_web_page/<text:line-break/>├── index.html <text:s text:c="21"/># Main navigation index<text:line-break/>└── rosbag2_2025_10_08-11_27_52.html # Individual data page<text:line-break/>To open: </text:p>
      <text:p text:style-name="Standard">wslview ~/rosbag_test/html_web_page/index.html<text:line-break/>(or open manually in a browser if running outside WSL) </text:p>
      <text:h text:style-name="Heading_20_2" text:outline-level="2"><text:soft-page-break/><text:span text:style-name="Strong_20_Emphasis">🧩 How It Works</text:span></text:h>
      <text:h text:style-name="Heading_20_3" text:outline-level="3"><text:span text:style-name="Strong_20_Emphasis">Step 1: Folder Discovery</text:span></text:h>
      <text:p text:style-name="Text_20_body">The script searches under <text:span text:style-name="Source_20_Text">CSV_JSON_FILES/</text:span> for all subdirectories and processes each one independently.</text:p>
      <text:h text:style-name="Heading_20_3" text:outline-level="3"><text:span text:style-name="Strong_20_Emphasis">Step 2: File Parsing</text:span></text:h>
      <text:list text:style-name="L3">
        <text:list-item>
          <text:p text:style-name="P3"><text:span text:style-name="Strong_20_Emphasis">CSV Files:</text:span></text:p>
          <text:list>
            <text:list-item>
              <text:p text:style-name="P3">Auto-detects delimiter (<text:span text:style-name="Source_20_Text">,</text:span> or <text:span text:style-name="Source_20_Text">;</text:span>).</text:p>
            </text:list-item>
            <text:list-item>
              <text:p text:style-name="P3">Cleans data to remove whitespace and empty rows.</text:p>
            </text:list-item>
          </text:list>
        </text:list-item>
        <text:list-item>
          <text:p text:style-name="P3"><text:span text:style-name="Strong_20_Emphasis">JSON Files:</text:span></text:p>
          <text:list>
            <text:list-item>
              <text:p text:style-name="P3">If file is <text:span text:style-name="Source_20_Text">all_topics.json</text:span>, it’s flattened into <text:span text:style-name="Source_20_Text">topic</text:span>, <text:span text:style-name="Source_20_Text">timestamp</text:span>, and <text:span text:style-name="Source_20_Text">data</text:span> columns.</text:p>
            </text:list-item>
            <text:list-item>
              <text:p text:style-name="P3">For structured JSON (like <text:span text:style-name="Source_20_Text">chatter.json</text:span>), the script converts each message into table rows.</text:p>
            </text:list-item>
          </text:list>
        </text:list-item>
      </text:list>
      <text:h text:style-name="Heading_20_3" text:outline-level="3"><text:span text:style-name="Strong_20_Emphasis">Step 3: HTML Generation</text:span></text:h>
      <text:p text:style-name="Text_20_body">Each processed file is turned into an independent HTML table:</text:p>
      <text:list text:style-name="L4">
        <text:list-item>
          <text:p text:style-name="P4">One table per CSV or JSON file.</text:p>
        </text:list-item>
        <text:list-item>
          <text:p text:style-name="P4">Each table is titled and labeled by its filename.</text:p>
        </text:list-item>
        <text:list-item>
          <text:p text:style-name="P4">Output includes row counts, headers, and alternating row colors for readability.</text:p>
        </text:list-item>
      </text:list>
      <text:h text:style-name="Heading_20_3" text:outline-level="3"><text:span text:style-name="Strong_20_Emphasis">Step 4: Index Generation</text:span></text:h>
      <text:p text:style-name="Text_20_body">After processing all folders:</text:p>
      <text:list text:style-name="L5">
        <text:list-item>
          <text:p text:style-name="P5"><text:span text:style-name="Source_20_Text">index.html</text:span> is automatically generated.</text:p>
        </text:list-item>
        <text:list-item>
          <text:p text:style-name="P5">It contains clickable links to each folder’s HTML summary.</text:p>
        </text:list-item>
      </text:list>
      <text:p text:style-name="Horizontal_20_Line"/>
      <text:h text:style-name="Heading_20_2" text:outline-level="2"><text:span text:style-name="Strong_20_Emphasis">🧹 Data Cleaning</text:span></text:h>
      <text:p text:style-name="Text_20_body">Before table generation:</text:p>
      <text:list text:style-name="L6">
        <text:list-item>
          <text:p text:style-name="P6">All whitespace-only or null lines are skipped.</text:p>
        </text:list-item>
        <text:list-item>
          <text:p text:style-name="P6">JSON fields are stripped of ROS-specific prefixes (e.g., <text:span text:style-name="Source_20_Text">"std_msgs.msg.String(data='...')"</text:span> becomes <text:span text:style-name="Source_20_Text">"Hello World: ..."</text:span>).</text:p>
        </text:list-item>
        <text:list-item>
          <text:p text:style-name="P6">Non-serializable structures are stringified safely.</text:p>
        </text:list-item>
      </text:list>
      <text:p text:style-name="Horizontal_20_Line"><text:soft-page-break/></text:p>
      <text:h text:style-name="Heading_20_2" text:outline-level="2"><text:span text:style-name="Strong_20_Emphasis">🧪 Example Output</text:span></text:h>
      <text:h text:style-name="Heading_20_3" text:outline-level="3"><text:span text:style-name="Strong_20_Emphasis">HTML Page Example</text:span></text:h>
      <text:p text:style-name="Text_20_body">Each folder HTML includes:</text:p>
      <text:list text:style-name="L7">
        <text:list-item>
          <text:p text:style-name="P7"><text:span text:style-name="Source_20_Text">all_topics.json</text:span> → Flattened topic + message table</text:p>
        </text:list-item>
        <text:list-item>
          <text:p text:style-name="P7"><text:span text:style-name="Source_20_Text">chatter.csv</text:span> → Raw message table</text:p>
        </text:list-item>
        <text:list-item>
          <text:p text:style-name="P7"><text:span text:style-name="Source_20_Text">chatter.json</text:span> → Cleaned JSON table</text:p>
        </text:list-item>
      </text:list>
      <text:p text:style-name="Text_20_body">All rendered as interactive HTML tables with clear column headers.</text:p>
      <text:p text:style-name="Horizontal_20_Line"/>
      <text:h text:style-name="Heading_20_2" text:outline-level="2"><text:span text:style-name="Strong_20_Emphasis">🔍 Debugging</text:span></text:h>
      <text:p text:style-name="Text_20_body">The script includes detailed <text:span text:style-name="Source_20_Text">[DEBUG]</text:span> print statements for every stage:</text:p>
      <text:list text:style-name="L8">
        <text:list-item>
          <text:p text:style-name="P8">Directory creation</text:p>
        </text:list-item>
        <text:list-item>
          <text:p text:style-name="P8">File parsing</text:p>
        </text:list-item>
        <text:list-item>
          <text:p text:style-name="P8">Table generation</text:p>
        </text:list-item>
        <text:list-item>
          <text:p text:style-name="P8">Index building</text:p>
        </text:list-item>
      </text:list>
      <text:p text:style-name="Text_20_body">To suppress them, you can comment out or remove <text:span text:style-name="Source_20_Text">print("[DEBUG] ...")</text:span> lines.</text:p>
      <text:p text:style-name="Horizontal_20_Line"/>
      <text:h text:style-name="Heading_20_2" text:outline-level="2"><text:span text:style-name="Strong_20_Emphasis">🧰 Customization</text:span></text:h>
      <text:p text:style-name="Text_20_body">You can safely extend the script by:</text:p>
      <text:list text:style-name="L9">
        <text:list-item>
          <text:p text:style-name="P9">Adding custom filters (e.g., exclude topics)</text:p>
        </text:list-item>
        <text:list-item>
          <text:p text:style-name="P9">Enhancing HTML generation (collapsible tables, search bar)</text:p>
        </text:list-item>
        <text:list-item>
          <text:p text:style-name="P9">Integrating CSS/JS templates for styling</text:p>
        </text:list-item>
      </text:list>
      <text:p text:style-name="Text_20_body">All logic is modular, using functions like:</text:p>
      <text:list text:style-name="L10">
        <text:list-item>
          <text:p text:style-name="P10"><text:span text:style-name="Source_20_Text">parse_csv_file(path)</text:span></text:p>
        </text:list-item>
        <text:list-item>
          <text:p text:style-name="P10"><text:span text:style-name="Source_20_Text">parse_json_file(path)</text:span></text:p>
        </text:list-item>
        <text:list-item>
          <text:p text:style-name="P10"><text:span text:style-name="Source_20_Text">generate_html_table(headers, rows, filename)</text:span></text:p>
        </text:list-item>
        <text:list-item>
          <text:p text:style-name="P10"><text:span text:style-name="Source_20_Text">generate_folder_html(folder_name, folder_path)</text:span></text:p>
        </text:list-item>
      </text:list>
      <text:p text:style-name="Horizontal_20_Line"/>
      <text:h text:style-name="Heading_20_2" text:outline-level="2"><text:soft-page-break/><text:span text:style-name="Strong_20_Emphasis">📄 License</text:span></text:h>
      <text:p text:style-name="Text_20_body">This project is distributed for personal and research use.<text:line-break/>No dependencies, no data tracking — 100% local execu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6:31:15.864595400</meta:creation-date>
    <dc:date>2025-10-13T16:34:16.316435700</dc:date>
    <meta:editing-duration>PT3M1S</meta:editing-duration>
    <meta:editing-cycles>1</meta:editing-cycles>
    <meta:document-statistic meta:table-count="0" meta:image-count="0" meta:object-count="0" meta:page-count="5" meta:paragraph-count="82" meta:word-count="674" meta:character-count="4799" meta:non-whitespace-character-count="4023"/>
    <meta:generator>LibreOffice/25.8.1.1$Windows_X86_64 LibreOffice_project/54047653041915e595ad4e45cccea684809c77b5</meta:generator>
  </office:meta>
</office:document-meta>
</file>